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22in" text:min-label-width="0.25in" text:list-level-position-and-space-mode="label-alignment">
          <style:list-level-label-alignment text:label-followed-by="listtab" fo:margin-left="5.22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22in" text:min-label-width="0.25in" text:list-level-position-and-space-mode="label-alignment">
          <style:list-level-label-alignment text:label-followed-by="listtab" fo:margin-left="5.72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Paragraphedeliste" style:list-style-name="LFO1" style:family="paragraph"/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Normal" style:family="paragraph">
      <style:paragraph-properties fo:margin-left="0.4916in">
        <style:tab-stops/>
      </style:paragraph-properties>
    </style:style>
    <style:style style:name="P39" style:parent-style-name="Normal" style:family="paragraph">
      <style:paragraph-properties fo:margin-left="0.4916in">
        <style:tab-stops/>
      </style:paragraph-properties>
      <style:text-properties fo:color="#EE0000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 fo:margin-left="0.5in">
        <style:tab-stops/>
      </style:paragraph-properties>
    </style:style>
    <style:style style:name="P42" style:parent-style-name="Normal" style:family="paragraph">
      <style:paragraph-properties fo:margin-left="0.5in">
        <style:tab-stops/>
      </style:paragraph-properties>
    </style:style>
    <style:style style:name="P43" style:parent-style-name="Normal" style:family="paragraph">
      <style:paragraph-properties fo:margin-left="0.5in">
        <style:tab-stops/>
      </style:paragraph-properties>
    </style:style>
    <style:style style:name="P44" style:parent-style-name="Normal" style:family="paragraph">
      <style:paragraph-properties fo:margin-left="0.5in">
        <style:tab-stops/>
      </style:paragraph-properties>
    </style:style>
    <style:style style:name="P45" style:parent-style-name="Normal" style:family="paragraph">
      <style:paragraph-properties fo:margin-left="0.5in">
        <style:tab-stops/>
      </style:paragraph-properties>
    </style:style>
    <style:style style:name="P46" style:parent-style-name="Normal" style:family="paragraph">
      <style:paragraph-properties fo:margin-left="0.5in">
        <style:tab-stops/>
      </style:paragraph-properties>
    </style:style>
    <style:style style:name="P47" style:parent-style-name="Normal" style:family="paragraph">
      <style:paragraph-properties fo:margin-left="0.5in">
        <style:tab-stops/>
      </style:paragraph-properties>
    </style:style>
    <style:style style:name="P48" style:parent-style-name="Normal" style:family="paragraph">
      <style:paragraph-properties fo:margin-left="0.5in">
        <style:tab-stops/>
      </style:paragraph-properties>
    </style:style>
    <style:style style:name="P49" style:parent-style-name="Normal" style:family="paragraph">
      <style:paragraph-properties fo:margin-left="0.5in">
        <style:tab-stops/>
      </style:paragraph-properties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 fo:margin-left="0.5in">
        <style:tab-stops/>
      </style:paragraph-properties>
    </style:style>
    <style:style style:name="P52" style:parent-style-name="Normal" style:family="paragraph">
      <style:paragraph-properties fo:margin-left="0.5in">
        <style:tab-stops/>
      </style:paragraph-properties>
    </style:style>
    <style:style style:name="P53" style:parent-style-name="Normal" style:family="paragraph">
      <style:paragraph-properties fo:margin-left="0.5in">
        <style:tab-stops/>
      </style:paragraph-properties>
    </style:style>
    <style:style style:name="P54" style:parent-style-name="Normal" style:family="paragraph">
      <style:paragraph-properties fo:margin-left="0.5in">
        <style:tab-stops/>
      </style:paragraph-properties>
    </style:style>
    <style:style style:name="P55" style:parent-style-name="Normal" style:family="paragraph">
      <style:paragraph-properties fo:margin-left="0.5in">
        <style:tab-stops/>
      </style:paragraph-properties>
    </style:style>
    <style:style style:name="P56" style:parent-style-name="Normal" style:family="paragraph">
      <style:paragraph-properties fo:margin-left="0.5in">
        <style:tab-stops/>
      </style:paragraph-properties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family="paragraph">
      <style:paragraph-properties fo:margin-left="0.5in">
        <style:tab-stops/>
      </style:paragraph-properties>
    </style:style>
    <style:style style:name="P60" style:parent-style-name="Normal" style:family="paragraph">
      <style:paragraph-properties fo:margin-left="0.5in">
        <style:tab-stops/>
      </style:paragraph-properties>
    </style:style>
    <style:style style:name="P61" style:parent-style-name="Normal" style:family="paragraph">
      <style:paragraph-properties fo:margin-left="0.5in">
        <style:tab-stops/>
      </style:paragraph-properties>
    </style:style>
    <style:style style:name="P62" style:parent-style-name="Normal" style:family="paragraph">
      <style:paragraph-properties fo:margin-left="0.5in">
        <style:tab-stops/>
      </style:paragraph-properties>
    </style:style>
    <style:style style:name="P63" style:parent-style-name="Normal" style:family="paragraph">
      <style:paragraph-properties fo:margin-left="0.5in">
        <style:tab-stops/>
      </style:paragraph-properties>
    </style:style>
    <style:style style:name="P64" style:parent-style-name="Normal" style:family="paragraph">
      <style:paragraph-properties fo:margin-left="0.5in">
        <style:tab-stops/>
      </style:paragraph-properties>
    </style:style>
    <style:style style:name="P65" style:parent-style-name="Normal" style:family="paragraph">
      <style:paragraph-properties fo:margin-left="0.5in">
        <style:tab-stops/>
      </style:paragraph-properties>
    </style:style>
    <style:style style:name="P66" style:parent-style-name="Normal" style:family="paragraph">
      <style:paragraph-properties fo:margin-left="0.5in">
        <style:tab-stops/>
      </style:paragraph-properties>
    </style:style>
    <style:style style:name="P67" style:parent-style-name="Normal" style:family="paragraph">
      <style:paragraph-properties fo:margin-left="0.5in">
        <style:tab-stops/>
      </style:paragraph-properties>
    </style:style>
    <style:style style:name="P68" style:parent-style-name="Normal" style:family="paragraph">
      <style:paragraph-properties fo:margin-left="0.5in">
        <style:tab-stops/>
      </style:paragraph-properties>
    </style:style>
    <style:style style:name="P69" style:parent-style-name="Normal" style:family="paragraph">
      <style:paragraph-properties fo:margin-left="0.5in">
        <style:tab-stops/>
      </style:paragraph-properties>
    </style:style>
    <style:style style:name="P70" style:parent-style-name="Normal" style:family="paragraph">
      <style:paragraph-properties fo:margin-left="0.5in">
        <style:tab-stops/>
      </style:paragraph-properties>
    </style:style>
    <style:style style:name="P71" style:parent-style-name="Normal" style:family="paragraph">
      <style:paragraph-properties fo:margin-left="0.5in">
        <style:tab-stops/>
      </style:paragraph-properties>
    </style:style>
    <style:style style:name="P72" style:parent-style-name="Normal" style:family="paragraph">
      <style:paragraph-properties fo:margin-left="0.5in">
        <style:tab-stops/>
      </style:paragraph-properties>
    </style:style>
    <style:style style:name="P73" style:parent-style-name="Normal" style:family="paragraph">
      <style:paragraph-properties fo:margin-left="0.5in">
        <style:tab-stops/>
      </style:paragraph-properties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T7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Normal" style:list-style-name="LFO2" style:family="paragraph"/>
    <style:style style:name="P82" style:parent-style-name="Normal" style:list-style-name="LFO2" style:family="paragraph"/>
    <style:style style:name="P83" style:parent-style-name="Normal" style:list-style-name="LFO2" style:family="paragraph"/>
    <style:style style:name="T8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5" style:parent-style-name="Policepardéfaut" style:family="text">
      <style:text-properties fo:font-weight="bold" style:font-weight-asian="bold" style:font-weight-complex="bold"/>
    </style:style>
    <style:style style:name="P86" style:parent-style-name="Normal" style:list-style-name="LFO3" style:family="paragraph"/>
    <style:style style:name="P87" style:parent-style-name="Normal" style:list-style-name="LFO3" style:family="paragraph"/>
    <style:style style:name="P88" style:parent-style-name="Normal" style:list-style-name="LFO3" style:family="paragraph"/>
    <style:style style:name="T89" style:parent-style-name="Policepardéfaut" style:family="text">
      <style:text-properties fo:font-weight="bold" style:font-weight-asian="bold" style:font-weight-complex="bold"/>
    </style:style>
    <style:style style:name="P90" style:parent-style-name="Normal" style:list-style-name="LFO3" style:family="paragraph"/>
    <style:style style:name="T9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Normal" style:list-style-name="LFO4" style:family="paragraph"/>
    <style:style style:name="P94" style:parent-style-name="Normal" style:list-style-name="LFO4" style:family="paragraph"/>
    <style:style style:name="P95" style:parent-style-name="Normal" style:list-style-name="LFO4" style:family="paragraph"/>
    <style:style style:name="P96" style:parent-style-name="Normal" style:list-style-name="LFO4" style:family="paragraph"/>
    <style:style style:name="T9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98" style:parent-style-name="Policepardéfaut" style:family="text">
      <style:text-properties fo:font-weight="bold" style:font-weight-asian="bold" style:font-weight-complex="bold"/>
    </style:style>
    <style:style style:name="P99" style:parent-style-name="Normal" style:list-style-name="LFO5" style:family="paragraph"/>
    <style:style style:name="P100" style:parent-style-name="Normal" style:list-style-name="LFO5" style:family="paragraph"/>
    <style:style style:name="P101" style:parent-style-name="Normal" style:list-style-name="LFO5" style:family="paragraph"/>
    <style:style style:name="P102" style:parent-style-name="Normal" style:list-style-name="LFO5" style:family="paragraph"/>
    <style:style style:name="P103" style:parent-style-name="Normal" style:list-style-name="LFO6" style:family="paragraph"/>
    <style:style style:name="P104" style:parent-style-name="Normal" style:list-style-name="LFO6" style:family="paragraph"/>
    <style:style style:name="P105" style:parent-style-name="Normal" style:list-style-name="LFO6" style:family="paragraph"/>
    <style:style style:name="T106" style:parent-style-name="Policepardéfaut" style:family="text">
      <style:text-properties fo:font-weight="bold" style:font-weight-asian="bold" style:font-weight-complex="bold"/>
    </style:style>
    <style:style style:name="T107" style:parent-style-name="Policepardéfaut" style:family="text">
      <style:text-properties fo:font-weight="bold" style:font-weight-asian="bold" style:font-weight-complex="bold"/>
    </style:style>
    <style:style style:name="P108" style:parent-style-name="Normal" style:list-style-name="LFO6" style:family="paragraph"/>
    <style:style style:name="P109" style:parent-style-name="Normal" style:list-style-name="LFO6" style:family="paragraph"/>
    <style:style style:name="P110" style:parent-style-name="Normal" style:list-style-name="LFO6" style:family="paragraph"/>
  </office:automatic-styles>
  <office:body>
    <office:text text:use-soft-page-breaks="true">
      <text:p text:style-name="P1">Rapport activité ams</text:p>
      <text:p text:style-name="P2"/>
      <text:p text:style-name="Normal"><text:span text:style-name="T3">J-1 TP AMS en salle : découverte du projet</text:span><text:s/>#la galère</text:p>
      <text:p text:style-name="Normal"><text:s text:c="7"/>TP réseaux : Installation des 3 VM :</text:p>
      <text:list text:style-name="LFO1" text:continue-numbering="true">
        <text:list-item>
          <text:p text:style-name="P4">Problème n°1 : installation avec la commande dhcp<text:s/></text:p>
        </text:list-item>
        <text:list-item>
          <text:p text:style-name="P5">Résolution : update ou upgrade fais par le prof<text:s/></text:p>
        </text:list-item>
        <text:list-item>
          <text:p text:style-name="P6">Problème n°2 : impossible d’ouvrir les 3 vm en même temps<text:s/></text:p>
        </text:list-item>
      </text:list>
      <text:p text:style-name="Normal"><text:span text:style-name="T7">J-2 travail Perso</text:span> : Avec aide :<text:s/></text:p>
      <text:list text:style-name="LFO1" text:continue-numbering="true">
        <text:list-item>
          <text:p text:style-name="P8">Analyse des ressources : suffisante<text:s/></text:p>
        </text:list-item>
      </text:list>
      <text:p text:style-name="P9"><text:s text:c="7"/>Sans aide :<text:s/></text:p>
      <text:list text:style-name="LFO1" text:continue-numbering="true">
        <text:list-item>
          <text:p text:style-name="P10">Résolution P2 : changement des configurations adresse hôte 1 2 3 sur les machines.</text:p>
        </text:list-item>
        <text:list-item>
          <text:p text:style-name="P11">Mise en place du plan a suivre pour gérer le projet<text:s/></text:p>
        </text:list-item>
        <text:list-item>
          <text:p text:style-name="P12">Eth0 et eth1 ok pour le serveur<text:s/></text:p>
        </text:list-item>
      </text:list>
      <text:p text:style-name="P13">J-3 Travail personnel (configuration réseau et DHCP)</text:p>
      <text:list text:style-name="LFO1" text:continue-numbering="true">
        <text:list-item>
          <text:p text:style-name="P14">Mise en place du réseau en IP statique :</text:p>
        </text:list-item>
        <text:list-item>
          <text:p text:style-name="P15">Configuration du serveur (VM1) avec deux interfaces réseau :</text:p>
        </text:list-item>
        <text:list-item>
          <text:p text:style-name="P16">eth0 en DHCP (NAT pour accès Internet)</text:p>
        </text:list-item>
        <text:list-item>
          <text:p text:style-name="P17">eth1 en statique (192.168.1.1/24)</text:p>
        </text:list-item>
        <text:list-item>
          <text:p text:style-name="P18">Configuration d’Alice (VM2) avec l’adresse 192.168.1.2/24 et passerelle 192.168.1.1</text:p>
        </text:list-item>
        <text:list-item>
          <text:p text:style-name="P19">Configuration de Bob (VM3) avec l’adresse 192.168.1.3/24 et passerelle 192.168.1.1</text:p>
        </text:list-item>
        <text:list-item>
          <text:p text:style-name="P20">Vérification du bon fonctionnement par ping entre les trois machines.</text:p>
        </text:list-item>
        <text:list-item>
          <text:p text:style-name="P21">Installation et configuration du serveur DHCP (isc-dhcp-server) :</text:p>
        </text:list-item>
        <text:list-item>
          <text:p text:style-name="P22">Installation du service avec sudo apt install isc-dhcp-server -y</text:p>
        </text:list-item>
        <text:list-item>
          <text:p text:style-name="P23">Modification de /etc/default/isc-dhcp-server pour écouter sur eth1</text:p>
        </text:list-item>
        <text:list-item>
          <text:p text:style-name="P24">Configuration de /etc/dhcp/dhcpd.conf avec une plage d’adresses (192.168.1.10 → 192.168.1.20)</text:p>
        </text:list-item>
        <text:list-item>
          <text:p text:style-name="P25">Tests des clients DHCP (Alice et Bob) :</text:p>
        </text:list-item>
        <text:list-item>
          <text:p text:style-name="P26">Modification du fichier /etc/network/interfaces pour mettre iface eth1 inet dhcp</text:p>
        </text:list-item>
        <text:list-item>
          <text:p text:style-name="P27">Relance des interfaces avec :</text:p>
        </text:list-item>
        <text:list-item>
          <text:p text:style-name="P28">sudo ifdown eth1</text:p>
        </text:list-item>
        <text:list-item>
          <text:p text:style-name="P29">sudo ip addr flush dev eth1</text:p>
        </text:list-item>
        <text:list-item>
          <text:p text:style-name="P30">sudo ifup eth1</text:p>
        </text:list-item>
        <text:list-item>
          <text:p text:style-name="P31">Vérification des adresses obtenues :</text:p>
        </text:list-item>
        <text:list-item>
          <text:p text:style-name="P32">Alice → 192.168.1.11</text:p>
        </text:list-item>
        <text:list-item>
          <text:p text:style-name="P33">Bob → 192.168.1.10</text:p>
        </text:list-item>
        <text:list-item>
          <text:p text:style-name="P34"><text:span text:style-name="T35">Vérification du serveur DHCP</text:span><text:s/>:</text:p>
        </text:list-item>
        <text:list-item>
          <text:p text:style-name="P36">Utilisation de sudo systemctl status isc-dhcp-server pour vérifier que le service est actif</text:p>
        </text:list-item>
        <text:list-item>
          <text:p text:style-name="P37">Test en mode débogage avec sudo dhcpd -d</text:p>
        </text:list-item>
      </text:list>
      <text:p text:style-name="P38">A faire : Observation du cycle DHCP (DORA) avec Wireshark sur Alice (Discover, Offer, Request, Acknowledge).</text:p>
      <text:p text:style-name="P39">Pour l’AMS :<text:s/></text:p>
      <text:p text:style-name="Normal"><text:span text:style-name="T40">Installation du serveur web Apache et PHP</text:span></text:p>
      <text:p text:style-name="P41">Commandes utilisées :</text:p>
      <text:p text:style-name="P42">sudo apt update</text:p>
      <text:p text:style-name="P43">sudo apt install apache2 php libapache2-mod-php -y</text:p>
      <text:p text:style-name="P44">Vérification du bon fonctionnement avec la création d’un fichier de test :</text:p>
      <text:p text:style-name="P45">echo "&lt;?php phpinfo(); ?&gt;" | sudo tee /var/www/html/info.php</text:p>
      <text:p text:style-name="P46">Test depuis Alice : installation de Firefox et utilisation pour accéder au serveur web.</text:p>
      <text:p text:style-name="P47">sudo apt install firefox -y</text:p>
      <text:p text:style-name="P48">firefox http://192.168.1.1/info.php</text:p>
      <text:p text:style-name="P49">Résultat : affichage correct des informations PHP.</text:p>
      <text:p text:style-name="Normal"><text:s/><text:span text:style-name="T50">Installation du serveur MySQL</text:span></text:p>
      <text:p text:style-name="P51">Commande utilisée :</text:p>
      <text:p text:style-name="P52">sudo apt install mysql-server -y</text:p>
      <text:p text:style-name="P53">Vérification que le service fonctionne :</text:p>
      <text:p text:style-name="P54">systemctl status mysql</text:p>
      <text:p text:style-name="P55">Connexion testée avec :</text:p>
      <text:p text:style-name="P56">mysql -u root -p</text:p>
      <text:p text:style-name="P57">Résultat : accès au shell MySQL confirmé.</text:p>
      <text:soft-page-break/>
      <text:p text:style-name="Normal"><text:span text:style-name="T58">Intégration PHP ↔ MySQL</text:span></text:p>
      <text:p text:style-name="P59">Installation du module complémentaire :</text:p>
      <text:p text:style-name="P60">sudo apt install php-mysql -y</text:p>
      <text:p text:style-name="P61">sudo systemctl restart apache2</text:p>
      <text:p text:style-name="P62">Création d’un fichier de test /var/www/html/db_test.php :</text:p>
      <text:p text:style-name="P63">&lt;?php</text:p>
      <text:p text:style-name="P64">$conn = new mysqli("localhost", "root", "motdepasse", "mysql");</text:p>
      <text:p text:style-name="P65">if ($conn-&gt;connect_error) {</text:p>
      <text:p text:style-name="P66"><text:s text:c="4"/>die("Échec : " . $conn-&gt;connect_error);</text:p>
      <text:p text:style-name="P67">}</text:p>
      <text:p text:style-name="P68">echo "Connexion réussie";</text:p>
      <text:p text:style-name="P69">$conn-&gt;close();</text:p>
      <text:p text:style-name="P70">?&gt;</text:p>
      <text:p text:style-name="P71">Test depuis Alice avec Firefox :</text:p>
      <text:p text:style-name="P72">http://192.168.1.1/db_test.php</text:p>
      <text:p text:style-name="P73">Résultat : message<text:s/><text:span text:style-name="T74">“Connexion reussi »</text:span></text:p>
      <text:p text:style-name="P75"/>
      <text:p text:style-name="P76">J-4 : séance en cours :<text:s/></text:p>
      <text:p text:style-name="P77">Problème : parametrage fais sur alice a faire sur le serveur…</text:p>
      <text:p text:style-name="P78">Tâches réalisées</text:p>
      <text:p text:style-name="Normal"><text:span text:style-name="T79">🔹</text:span><text:span text:style-name="T80"><text:s/>1. Script Bash – Changement IP</text:span></text:p>
      <text:list text:style-name="LFO2" text:continue-numbering="true">
        <text:list-item>
          <text:p text:style-name="P81">Création de change_ip.sh permettant de changer manuellement l’IP d’une interface (eth1) depuis le terminal.</text:p>
        </text:list-item>
        <text:list-item>
          <text:p text:style-name="P82">Correction des erreurs (RTNETLINK answers: File exists) → utilisation de ip route replace.</text:p>
        </text:list-item>
        <text:list-item>
          <text:p text:style-name="P83">Résultat : le script fonctionne correctement, l’utilisateur peut appliquer une nouvelle IP en une seule commande.</text:p>
        </text:list-item>
      </text:list>
      <text:p text:style-name="Normal"><text:span text:style-name="T84">🔹</text:span><text:span text:style-name="T85"><text:s/>2. Script Bash – Génération automatique d’IP</text:span></text:p>
      <text:soft-page-break/>
      <text:list text:style-name="LFO3" text:continue-numbering="true">
        <text:list-item>
          <text:p text:style-name="P86">Création de generation_ip.sh pour calculer une IP à partir d’un simple chiffre donné par l’utilisateur.</text:p>
        </text:list-item>
        <text:list-item>
          <text:p text:style-name="P87">Exemple : saisie 3 → attribution de 192.168.1.13.</text:p>
        </text:list-item>
        <text:list-item>
          <text:p text:style-name="P88">Ajout d’une<text:s/><text:span text:style-name="T89">sécurité</text:span><text:s/>pour refuser les numéros hors de la plage DHCP (192.168.1.10 → 192.168.1.20).</text:p>
        </text:list-item>
        <text:list-item>
          <text:p text:style-name="P90">Résultat : script robuste, évite les erreurs de configuration.</text:p>
        </text:list-item>
      </text:list>
      <text:p text:style-name="Normal"><text:span text:style-name="T91">🔹</text:span><text:span text:style-name="T92"><text:s/>3. Installation LAMP (Apache + PHP + MySQL)</text:span></text:p>
      <text:list text:style-name="LFO4" text:continue-numbering="true">
        <text:list-item>
          <text:p text:style-name="P93">Installation groupée réussie avec :</text:p>
        </text:list-item>
        <text:list-item>
          <text:p text:style-name="P94">sudo apt install apache2 php libapache2-mod-php mysql-server php-mysql -y</text:p>
        </text:list-item>
        <text:list-item>
          <text:p text:style-name="P95">Apache et MySQL démarrés correctement.</text:p>
        </text:list-item>
        <text:list-item>
          <text:p text:style-name="P96">Vérification des services (systemctl status apache2 et mysql).</text:p>
        </text:list-item>
      </text:list>
      <text:p text:style-name="Normal"><text:span text:style-name="T97">🔹</text:span><text:span text:style-name="T98"><text:s/>4. Début du formulaire PHP</text:span></text:p>
      <text:list text:style-name="LFO5" text:continue-numbering="true">
        <text:list-item>
          <text:p text:style-name="P99">Création de ip_form.php dans /var/www/html/.</text:p>
        </text:list-item>
        <text:list-item>
          <text:p text:style-name="P100">Formulaire simple pour que l’utilisateur saisisse un nombre → exécution de generation_ip.sh.</text:p>
        </text:list-item>
        <text:list-item>
          <text:p text:style-name="P101">Configuration sudoers pour permettre à www-data d’exécuter le script sans mot de passe.</text:p>
        </text:list-item>
        <text:list-item>
          <text:p text:style-name="P102">Problème : impossible de trouver la page..</text:p>
        </text:list-item>
      </text:list>
      <text:p text:style-name="Normal">J-5  travaille perso :</text:p>
      <text:list text:style-name="LFO6" text:continue-numbering="true">
        <text:list-item>
          <text:list>
            <text:list-item>
              <text:p text:style-name="P103">Création d’un formulaire web pour saisir un nombre → appel du script Bash via shell_exec.</text:p>
            </text:list-item>
            <text:list-item>
              <text:p text:style-name="P104">Problèmes rencontrés :</text:p>
              <text:list text:continue-numbering="true">
                <text:list-item>
                  <text:p text:style-name="P105">Page blanche → formulaire envoyait en<text:s/><text:span text:style-name="T106">GET</text:span><text:s/>au lieu de<text:s/><text:span text:style-name="T107">POST</text:span><text:s/>(balise mal fermée).</text:p>
                </text:list-item>
                <text:list-item>
                  <text:p text:style-name="P108">Code PHP commenté → rien ne s’affichait.</text:p>
                </text:list-item>
                <text:list-item>
                  <text:p text:style-name="P109">Permissions sudo pour Apache (www-data) manquantes → ajout dans visudo.</text:p>
                </text:list-item>
              </text:list>
            </text:list-item>
            <text:list-item>
              <text:p text:style-name="P110">Résultat : l’utilisateur entre un nombre, l’IP est changée et le retour du script s’affiche dans la page web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22in" text:min-label-width="0.25in" text:list-level-position-and-space-mode="label-alignment">
          <style:list-level-label-alignment text:label-followed-by="listtab" fo:margin-left="5.22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22in" text:min-label-width="0.25in" text:list-level-position-and-space-mode="label-alignment">
          <style:list-level-label-alignment text:label-followed-by="listtab" fo:margin-left="5.72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na Bouzelmat</meta:initial-creator>
    <dc:creator>Lina Bouzelmat</dc:creator>
    <meta:creation-date>2025-09-27T08:20:00Z</meta:creation-date>
    <dc:date>2025-10-03T12:17:00Z</dc:date>
    <meta:template xlink:href="Normal.dotm" xlink:type="simple"/>
    <meta:editing-cycles>7</meta:editing-cycles>
    <meta:editing-duration>PT19140S</meta:editing-duration>
    <meta:document-statistic meta:page-count="4" meta:paragraph-count="9" meta:word-count="747" meta:character-count="4850" meta:row-count="34" meta:non-whitespace-character-count="4112"/>
  </office:meta>
</office:document-meta>
</file>